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text-properties officeooo:rsid="001f6be0" officeooo:paragraph-rsid="001f6be0"/>
    </style:style>
    <style:style style:name="P15" style:family="paragraph" style:parent-style-name="Standard">
      <style:text-properties officeooo:rsid="002d7bab" officeooo:paragraph-rsid="002d7bab"/>
    </style:style>
    <style:style style:name="P16" style:family="paragraph" style:parent-style-name="Standard">
      <style:text-properties officeooo:rsid="002e9ad3" officeooo:paragraph-rsid="002e9ad3"/>
    </style:style>
    <style:style style:name="P17" style:family="paragraph" style:parent-style-name="Standard">
      <style:text-properties officeooo:rsid="002eea8a" officeooo:paragraph-rsid="002eea8a"/>
    </style:style>
    <style:style style:name="P18" style:family="paragraph" style:parent-style-name="Standard">
      <style:text-properties officeooo:rsid="002f7bf3" officeooo:paragraph-rsid="002f7bf3"/>
    </style:style>
    <style:style style:name="P19" style:family="paragraph" style:parent-style-name="Standard">
      <style:text-properties officeooo:rsid="00304081" officeooo:paragraph-rsid="00304081"/>
    </style:style>
    <style:style style:name="P20" style:family="paragraph" style:parent-style-name="Standard">
      <style:text-properties officeooo:rsid="0031e004" officeooo:paragraph-rsid="0031e004"/>
    </style:style>
    <style:style style:name="P21" style:family="paragraph" style:parent-style-name="Standard">
      <style:text-properties officeooo:rsid="00341821" officeooo:paragraph-rsid="0034443f"/>
    </style:style>
    <style:style style:name="P22" style:family="paragraph" style:parent-style-name="Standard">
      <style:text-properties officeooo:rsid="0034443f" officeooo:paragraph-rsid="0034443f"/>
    </style:style>
    <style:style style:name="P23" style:family="paragraph" style:parent-style-name="Standard">
      <style:text-properties officeooo:rsid="00370972" officeooo:paragraph-rsid="00370972"/>
    </style:style>
    <style:style style:name="P24"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25"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26"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27" style:family="paragraph" style:parent-style-name="Standard">
      <style:paragraph-properties fo:margin-left="0.4925in" fo:margin-right="0in" fo:text-indent="0in" style:auto-text-indent="false"/>
      <style:text-properties style:font-name="Liberation Mono" fo:font-size="10pt" officeooo:rsid="002e9ad3" officeooo:paragraph-rsid="0039bf36" style:font-size-asian="10pt" style:font-size-complex="10pt"/>
    </style:style>
    <style:style style:name="P28"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31"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32"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33" style:family="paragraph" style:parent-style-name="Standard">
      <style:paragraph-properties fo:margin-left="0.4925in" fo:margin-right="0in" fo:text-indent="0in" style:auto-text-indent="false"/>
      <style:text-properties officeooo:rsid="001caf90" officeooo:paragraph-rsid="001caf90"/>
    </style:style>
    <style:style style:name="P34" style:family="paragraph" style:parent-style-name="Standard">
      <style:paragraph-properties fo:margin-left="0.4925in" fo:margin-right="0in" fo:text-indent="0in" style:auto-text-indent="false"/>
      <style:text-properties officeooo:rsid="001e6538" officeooo:paragraph-rsid="001e6538"/>
    </style:style>
    <style:style style:name="P35" style:family="paragraph" style:parent-style-name="Standard">
      <style:paragraph-properties fo:margin-left="0.4925in" fo:margin-right="0in" fo:text-indent="0in" style:auto-text-indent="false"/>
      <style:text-properties officeooo:rsid="00370972" officeooo:paragraph-rsid="00370972"/>
    </style:style>
    <style:style style:name="P36" style:family="paragraph" style:parent-style-name="Standard">
      <style:paragraph-properties fo:margin-left="0in" fo:margin-right="0in" fo:text-indent="0in" style:auto-text-indent="false"/>
      <style:text-properties officeooo:rsid="001a14c4" officeooo:paragraph-rsid="001a14c4"/>
    </style:style>
    <style:style style:name="P37" style:family="paragraph" style:parent-style-name="Text_20_body">
      <style:text-properties officeooo:rsid="002275d4" officeooo:paragraph-rsid="002275d4"/>
    </style:style>
    <style:style style:name="P38" style:family="paragraph" style:parent-style-name="Text_20_body">
      <style:text-properties officeooo:rsid="00244b4e" officeooo:paragraph-rsid="00244b4e"/>
    </style:style>
    <style:style style:name="P39"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40"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41" style:family="paragraph" style:parent-style-name="Table_20_Contents">
      <style:paragraph-properties fo:text-align="center" style:justify-single-word="false"/>
      <style:text-properties officeooo:rsid="0031e004"/>
    </style:style>
    <style:style style:name="P42" style:family="paragraph" style:parent-style-name="Table_20_Contents">
      <style:paragraph-properties fo:text-align="center" style:justify-single-word="false"/>
      <style:text-properties officeooo:rsid="0031e004" officeooo:paragraph-rsid="0031e004"/>
    </style:style>
    <style:style style:name="P43"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44" style:family="paragraph" style:parent-style-name="Standard" style:list-style-name="L1">
      <style:text-properties officeooo:rsid="001a14c4" officeooo:paragraph-rsid="001a14c4"/>
    </style:style>
    <style:style style:name="P45" style:family="paragraph" style:parent-style-name="Standard" style:list-style-name="L1">
      <style:text-properties officeooo:rsid="001a7838" officeooo:paragraph-rsid="001a79b8"/>
    </style:style>
    <style:style style:name="P46" style:family="paragraph" style:parent-style-name="Standard" style:list-style-name="L1">
      <style:text-properties officeooo:rsid="001a7838" officeooo:paragraph-rsid="001a7838"/>
    </style:style>
    <style:style style:name="P47" style:family="paragraph" style:parent-style-name="Standard">
      <style:text-properties officeooo:rsid="0032875a" officeooo:paragraph-rsid="0032875a"/>
    </style:style>
    <style:style style:name="P48" style:family="paragraph" style:parent-style-name="Standard">
      <style:text-properties officeooo:rsid="003a875f" officeooo:paragraph-rsid="003a875f"/>
    </style:style>
    <style:style style:name="P49" style:family="paragraph" style:parent-style-name="Heading_20_3">
      <style:text-properties officeooo:rsid="002275d4" officeooo:paragraph-rsid="002275d4"/>
    </style:style>
    <style:style style:name="P50"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4443f"/>
    </style:style>
    <style:style style:name="T21" style:family="text">
      <style:text-properties officeooo:rsid="0034dafa"/>
    </style:style>
    <style:style style:name="T22" style:family="text">
      <style:text-properties fo:font-weight="bold" style:font-weight-asian="bold" style:font-weight-complex="bold"/>
    </style:style>
    <style:style style:name="T23" style:family="text">
      <style:text-properties officeooo:rsid="0038252a"/>
    </style:style>
    <style:style style:name="T24" style:family="text">
      <style:text-properties officeooo:rsid="0039bf36"/>
    </style:style>
    <style:style style:name="T25" style:family="text">
      <style:text-properties officeooo:rsid="0039ca43"/>
    </style:style>
    <style:style style:name="T26" style:family="text">
      <style:text-properties officeooo:rsid="0039d5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6-23T14:40:24.998573656">06/23/19</text:date></text:p>
      <text:p text:style-name="P2"/>
      <text:h text:style-name="P49" text:outline-level="3">Hardware</text:h>
      <text:p text:style-name="P37">The interface to the WIZ<text:span text:style-name="T12">8</text:span>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38">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50"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text:soft-page-break/>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24">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31">N <text:span text:style-name="T3">node-id</text:span></text:p>
      <text:p text:style-name="P31">I <text:span text:style-name="T3">ip-addr</text:span></text:p>
      <text:p text:style-name="P31">G <text:span text:style-name="T3">gateway-ip</text:span></text:p>
      <text:p text:style-name="P31">S <text:span text:style-name="T3">sub-net-mask</text:span></text:p>
      <text:p text:style-name="P31">M <text:span text:style-name="T3">mac-addr</text:span></text:p>
      <text:p text:style-name="P31">{0-<text:span text:style-name="T8">7</text:span>} <text:span text:style-name="T3">node-id ip-addr port</text:span></text:p>
      <text:p text:style-name="P36"/>
      <text:list xml:id="list1624710193" text:style-name="L1">
        <text:list-item>
          <text:p text:style-name="P44">The commands ‘0’, ‘1’, ‘2’, ... ‘<text:span text:style-name="T8">7</text:span>’ are used to setup remote servers using sockets 0, 1, 2, ... <text:span text:style-name="T8">7</text:span>, respectively.</text:p>
        </text:list-item>
        <text:list-item>
          <text:p text:style-name="P44">‘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45"><text:soft-page-break/>IP Addresses (‘I’, ‘G’, ‘S’, param 2 of {0-<text:span text:style-name="T8">7</text:span>}) use dotted decimal format.</text:p>
        </text:list-item>
        <text:list-item>
          <text:p text:style-name="P45">MAC addresses use colon-hex format. <text:span text:style-name="T15">Note that programming the MAC address in the WIZ550io is not required, however the WIZ850io will require that.</text:span></text:p>
        </text:list-item>
        <text:list-item>
          <text:p text:style-name="P46">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2">Also note that the WIZ850io <text:span text:style-name="T23">does not</text:span> automatically program a MAC address into the W5500 (the network chip). This means it is necessary to <text:span text:style-name="T23">assign and</text:span> set a MAC address before using the device. <text:span text:style-name="T23">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2"/>
      <text:p text:style-name="P13">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33">FMT – <text:span text:style-name="T7">00 request, 01 response.</text:span></text:p>
      <text:p text:style-name="P34">DID – destination node ID.</text:p>
      <text:p text:style-name="P34">SID – source (sender) node ID.</text:p>
      <text:p text:style-name="P34"><text:soft-page-break/>FNC – BDOS function code *.</text:p>
      <text:p text:style-name="P34">SIZ – payload size -1.</text:p>
      <text:p text:style-name="P34">*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14">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text:h text:style-name="Heading_20_3" text:outline-level="3">Example: Setting up a CpnetSocketServer for WIZ850io</text:h>
      <text:p text:style-name="P15">CpnetSocketServer uses a configuration file to specify settings. This file is plain text and contains “property = value” lines. The most-relevant properties are:</text:p>
      <text:p text:style-name="P15"/>
      <text:p text:style-name="P39">cpnetserver_host<text:tab/>The hostname or IP address on which to listen for connections.</text:p>
      <text:p text:style-name="P40">cpnetserver_port<text:tab/>The port number on which to listen for connections.</text:p>
      <text:p text:style-name="P40">cpnetserver_root_dir<text:tab/>The top-level directory to export to CP/NET clients. Create subdirectories “a” through “p”, for drives A: through P:.</text:p>
      <text:p text:style-name="P40">cpnetserver_sid<text:tab/>The node ID for this server. Must be unique on the CP/NET domain. A hexadecimal number 00-FE.</text:p>
      <text:p text:style-name="P15"/>
      <text:p text:style-name="P15">This configuration file is specified on the JAVA command line with the “conf=<text:span text:style-name="T3">file</text:span>” option. For example:</text:p>
      <text:p text:style-name="P15"/>
      <text:p text:style-name="P25">java -jar CpnetSocketServer.jar conf=<text:span text:style-name="T3">file</text:span></text:p>
      <text:p text:style-name="P15"/>
      <text:p text:style-name="P15">By default, the server will log various messages to stderr. The property “cpnetserver_log=<text:span text:style-name="T3">file</text:span>” (or commandline option “log=<text:span text:style-name="T3">file</text:span>”) may be used to direct that output to a file.</text:p>
      <text:p text:style-name="P15"/>
      <text:p text:style-name="P16">Here is an example configuration file:</text:p>
      <text:p text:style-name="P16"/>
      <text:p text:style-name="P26"># These are for CpnetSocketServer.jar</text:p>
      <text:p text:style-name="P26">#cpnetserver_log = cpnet00.log</text:p>
      <text:p text:style-name="P26"/>
      <text:p text:style-name="P26">cpnetserver_host = 192.168.1.17</text:p>
      <text:p text:style-name="P26">cpnetserver_port = 31100</text:p>
      <text:p text:style-name="P26">cpnetserver_temp = P</text:p>
      <text:p text:style-name="P26">cpnetserver_sid = 00</text:p>
      <text:p text:style-name="P26">cpnetserver_max = 16</text:p>
      <text:p text:style-name="P26">cpnetserver_root_dir = /home/drmiller/CpnetServer00</text:p>
      <text:p text:style-name="P26"/>
      <text:p text:style-name="P26"># Up to 16 printers, 0-f</text:p>
      <text:p text:style-name="P26">cpnetserver_lst5 = Diablo630Stream file=lst00.5.ps</text:p>
      <text:p text:style-name="P26"/>
      <text:p text:style-name="P26">diablo630_nogui = true</text:p>
      <text:p text:style-name="P26">diablo630_jobend = save</text:p>
      <text:p text:style-name="P16"><text:soft-page-break/></text:p>
      <text:p text:style-name="P16">Other properties are explained below.</text:p>
      <text:p text:style-name="P15"/>
      <text:h text:style-name="Heading_20_3" text:outline-level="3">Example: Setting up a CP/NET client on CP/M 3</text:h>
      <text:p text:style-name="P16">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6"/>
      <text:p text:style-name="P26">wizcfg n 02</text:p>
      <text:p text:style-name="P26">wizcfg i 192.168.1.200</text:p>
      <text:p text:style-name="P26">wizcfg g 192.168.1.1</text:p>
      <text:p text:style-name="P26">wizcfg s 255.255.255.0</text:p>
      <text:p text:style-name="P27">wizcfg <text:span text:style-name="T24">m</text:span> <text:span text:style-name="T24">02:00:5D:0D:F1:2E</text:span></text:p>
      <text:p text:style-name="P27">wizcfg 0 00 192.168.1.17 31100</text:p>
      <text:p text:style-name="P16"/>
      <text:p text:style-name="P16">This sets the CP/NET client node ID to “02”, the client IP address to “192.168.1.200”, the gateway address to “192.168.1.1”, the network mask to “255.255.255.0”, <text:span text:style-name="T25">and the MAC address to “02:00:5D:0D:F1:2E”</text:span>. It also configures one server, node ID “00”, to be found at IP address “192.168.1.17” port “31100”.</text:p>
      <text:p text:style-name="P16"/>
      <text:p text:style-name="P16">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6"/>
      <text:p text:style-name="P26">network p:=c:</text:p>
      <text:p text:style-name="P16"/>
      <text:p text:style-name="P16">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6"/>
      <text:p text:style-name="P17">The program NETSTAT.COM (or CPNETSTS.COM) will display the current mappings. For example:</text:p>
      <text:p text:style-name="P17"/>
      <text:p text:style-name="P28">A&gt;netstat</text:p>
      <text:p text:style-name="P28"/>
      <text:p text:style-name="P28">CP/NET Status</text:p>
      <text:p text:style-name="P28">=============</text:p>
      <text:p text:style-name="P28">Requester ID = 02H</text:p>
      <text:p text:style-name="P28">Network Status Byte = 10H</text:p>
      <text:p text:style-name="P28">Device status:</text:p>
      <text:p text:style-name="P28"><text:s text:c="2"/>Drive P: = Drive C: on Network Server ID = 00H</text:p>
      <text:p text:style-name="P28">A&gt;</text:p>
      <text:p text:style-name="P17"/>
      <text:p text:style-name="P17">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text:soft-page-break/>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7"/>
      <text:p text:style-name="P18">A drive may be unmapped (returned to local use) with the program LOCAL.COM. This is most useful if a mapping actually obscured a local drive, which is now needed. Typically, an unused drive letter would be mapped to a network drive.</text:p>
      <text:p text:style-name="P18"/>
      <text:p text:style-name="P18">CP/NET may be “shutdown” with the program RSXRM.COM, which causes the RSX to remove itself. For example:</text:p>
      <text:p text:style-name="P18"/>
      <text:p text:style-name="P29">rsxrm ndos3</text:p>
      <text:p text:style-name="P18"/>
      <text:p text:style-name="P18">Note that the WIZ850io does not lose it’s configuration when NDOS3 is shutdown, only when the system is RESET. The command “wizcfg” (with no options) will show the current configuration of the WIZ850io (as it pertains to CP/NET).</text:p>
      <text:p text:style-name="P18"/>
      <text:p text:style-name="P18">The CP/M 3 HELP facility has been expanded to cover these commands <text:span text:style-name="T17">(except WIZCGF)</text:span>.</text:p>
      <text:p text:style-name="P18"/>
      <text:h text:style-name="Heading_20_3" text:outline-level="3">Example: Setting up CP/NET 1.2 on CP/M 2.2</text:h>
      <text:p text:style-name="P23">CP/NET 1.2 (for CP/M 2.2) may also be run. Note that this will consume more TPA than the CP/M 3 version, and requires a cold boot (system RESET) to remove.</text:p>
      <text:p text:style-name="P23"/>
      <text:p text:style-name="P23">The standard CP/NET 1.2 distribution files are used, in combination with “snios-w.spr” (which must be renamed to “SNIOS.SPR”) and the WIZCFG.COM and associated utilities and files. CP/NET 1.2 distribution files are available here (as well as other sources <text:span text:style-name="T25">on the internet</text:span>):</text:p>
      <text:p text:style-name="P23"/>
      <text:p text:style-name="P35"><text:a xlink:type="simple" xlink:href="https://github.com/durgadas311/MmsCpm3/tree/master/net/dist/bin" text:style-name="Internet_20_link" text:visited-style-name="Visited_20_Internet_20_Link">https://github.com/durgadas311/MmsCpm3/tree/master/net/dist/bin</text:a></text:p>
      <text:p text:style-name="P23"/>
      <text:p text:style-name="P23">Copy all these files onto a bootable CP/M 2.2 disk (with standard CP/M utilities). Boot this disk and setup the WIZ850io (e.g. SUBMIT NETCFG). Then start CP/NET with the program CPNETLDR.COM. You will get output like this:</text:p>
      <text:p text:style-name="P23"/>
      <text:p text:style-name="P32">A&gt;cpnetldr</text:p>
      <text:p text:style-name="P32"/>
      <text:p text:style-name="P32">CP/NET 1.2 Loader</text:p>
      <text:p text:style-name="P32">=================</text:p>
      <text:p text:style-name="P32"/>
      <text:p text:style-name="P32">BIOS <text:s text:c="8"/>EB00H <text:s/>1500H</text:p>
      <text:p text:style-name="P32">BDOS <text:s text:c="8"/>DD00H <text:s/>0E00H</text:p>
      <text:p text:style-name="P32">SNIOS <text:s text:c="2"/>SPR <text:s/>D900H <text:s/>0400H</text:p>
      <text:p text:style-name="P32">NDOS <text:s text:c="3"/>SPR <text:s/>CD00H <text:s/>0C00H</text:p>
      <text:p text:style-name="P32">TPA <text:s text:c="9"/>0000H <text:s/>CD00H</text:p>
      <text:p text:style-name="P32"/>
      <text:p text:style-name="P32">CP/NET 1.2 loading complete.</text:p>
      <text:p text:style-name="P32"/>
      <text:p text:style-name="P32">A&gt;</text:p>
      <text:p text:style-name="P23"><text:soft-page-break/></text:p>
      <text:p text:style-name="P23">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3"/>
      <text:h text:style-name="Heading_20_3" text:outline-level="3">Network Boot</text:h>
      <text:p text:style-name="P21">CP/NET does not define how to boot a system over the network. One method is <text:span text:style-name="T21">for the client </text:span>to use standard CP/NET messages (e.g. OPEN, READ) to load <text:span text:style-name="T21">(“pull”) </text:span>a boot image from a well-known location <text:span text:style-name="T21">(client specifies server, drive, file)</text:span>. Another method is to define a new message <text:span text:style-name="T21">type</text:span> for booting, and the server uses <text:span text:style-name="T20">abstract</text:span> client information <text:span text:style-name="T21">(e.g. client node ID, user designated index)</text:span> to choose a predefined boot image <text:span text:style-name="T21">and “push” that to the client</text:span>.</text:p>
      <text:p text:style-name="P21"/>
      <text:p text:style-name="P22">The server could use a special message type to “push” the boot image, complete with memory load addresses, to the client – greatly simplifying the client boot code. Imagine a network boot of CPM3.SYS that eliminates the entire boot loader and CP/M3 Loader steps. However, supporting such message types may raise security concerns, as it opens the possibility of a malicious user forcing another client to execute code it did not request. These concerns could likely be mitigated by careful programming (e.g. only accept code during boot, and only from the designated boot server).</text:p>
      <text:p text:style-name="P21"/>
      <text:p text:style-name="P22"><text:span text:style-name="T22">TBD:</text:span> Define and implement network boot. This includes what data must be sent to the server, and how to configure boot images on the server. Perhaps even support a “network SYSGEN” operation, allowing the client to build and <text:span text:style-name="T21">set</text:span> their own boot images.</text:p>
      <text:p text:style-name="P18"/>
      <text:h text:style-name="Heading_20_3" text:outline-level="3">Advanced Operation</text:h>
      <text:p text:style-name="P19">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9"/>
      <text:p text:style-name="P30">Usage: WIZDBG {G bsb off num}</text:p>
      <text:p text:style-name="P30"><text:s text:c="7"/>WIZDBG {S bsb off dat...}</text:p>
      <text:p text:style-name="P30"><text:s text:c="7"/>bsb = Block Select Bits, hex 00..1F</text:p>
      <text:p text:style-name="P30"><text:s text:c="7"/>off = Offset within BSB, hex</text:p>
      <text:p text:style-name="P30"><text:s text:c="7"/>num = Number of bytes to GET, dec</text:p>
      <text:p text:style-name="P30"><text:s text:c="7"/>dat = Byte(s) to SET, hex</text:p>
      <text:p text:style-name="P19"/>
      <text:p text:style-name="P19">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9"/>
      <text:p text:style-name="P30">A&gt;wizdbg g 0 0 32</text:p>
      <text:p text:style-name="P30">00:0000 00 00 00 00 00 00 00 00 00 00 <text:span text:style-name="T26">00</text:span> <text:span text:style-name="T26">00</text:span> <text:span text:style-name="T26">00</text:span> <text:span text:style-name="T26">00</text:span> <text:span text:style-name="T26">00</text:span> 00</text:p>
      <text:p text:style-name="P30">00:0010 00 00 00 00 00 00 00 00 00 07 D0 08 28 00 00 00</text:p>
      <text:p text:style-name="P30">A&gt;</text:p>
      <text:p text:style-name="P19"><text:soft-page-break/></text:p>
      <text:p text:style-name="P19">In this example, the chip has not been configured yet so only the Retry Time, Retry Count, and PPP LCP Request Timer fields have non-zero values.</text:p>
      <text:p text:style-name="P20"/>
      <text:p text:style-name="P20">Note that the CP/M commandline input buffer is 128 bytes (127 characters, maximum) in length, so the SET option is limited to how ma<text:span text:style-name="T18">n</text:span>y values can be entered into the command buffer.</text:p>
      <text:p text:style-name="P20"/>
      <text:p text:style-name="P20">The following table shows the bsb values for each socket, in addition to the Common Register block at BSB 00.</text:p>
      <text:p text:style-name="P20"/>
      <table:table table:name="Table1" table:style-name="Table1">
        <table:table-column table:style-name="Table1.A" table:number-columns-repeated="3"/>
        <table:table-column table:style-name="Table1.D"/>
        <table:table-header-rows>
          <table:table-row>
            <table:table-cell table:style-name="Table1.A1" office:value-type="string">
              <text:p text:style-name="P43">Socket</text:p>
            </table:table-cell>
            <table:table-cell table:style-name="Table1.A1" office:value-type="string">
              <text:p text:style-name="P43">Socket Registers BSB</text:p>
            </table:table-cell>
            <table:table-cell table:style-name="Table1.A1" office:value-type="string">
              <text:p text:style-name="P43">Tx Buffer BSB</text:p>
            </table:table-cell>
            <table:table-cell table:style-name="Table1.D1" office:value-type="string">
              <text:p text:style-name="P43">Rx Buffer BSB</text:p>
            </table:table-cell>
          </table:table-row>
        </table:table-header-rows>
        <table:table-row>
          <table:table-cell table:style-name="Table1.A2" office:value-type="string">
            <text:p text:style-name="P42">0</text:p>
          </table:table-cell>
          <table:table-cell table:style-name="Table1.A2" office:value-type="string">
            <text:p text:style-name="P42">01</text:p>
          </table:table-cell>
          <table:table-cell table:style-name="Table1.A2" office:value-type="string">
            <text:p text:style-name="P42">02</text:p>
          </table:table-cell>
          <table:table-cell table:style-name="Table1.D2" office:value-type="string">
            <text:p text:style-name="P42">03</text:p>
          </table:table-cell>
        </table:table-row>
        <table:table-row>
          <table:table-cell table:style-name="Table1.A2" office:value-type="string">
            <text:p text:style-name="P42">1</text:p>
          </table:table-cell>
          <table:table-cell table:style-name="Table1.A2" office:value-type="string">
            <text:p text:style-name="P42">05</text:p>
          </table:table-cell>
          <table:table-cell table:style-name="Table1.A2" office:value-type="string">
            <text:p text:style-name="P42">06</text:p>
          </table:table-cell>
          <table:table-cell table:style-name="Table1.D2" office:value-type="string">
            <text:p text:style-name="P42">07</text:p>
          </table:table-cell>
        </table:table-row>
        <table:table-row>
          <table:table-cell table:style-name="Table1.A2" office:value-type="string">
            <text:p text:style-name="P42">2</text:p>
          </table:table-cell>
          <table:table-cell table:style-name="Table1.A2" office:value-type="string">
            <text:p text:style-name="P42">09</text:p>
          </table:table-cell>
          <table:table-cell table:style-name="Table1.A2" office:value-type="string">
            <text:p text:style-name="P42">0A</text:p>
          </table:table-cell>
          <table:table-cell table:style-name="Table1.D2" office:value-type="string">
            <text:p text:style-name="P42">0B</text:p>
          </table:table-cell>
        </table:table-row>
        <table:table-row>
          <table:table-cell table:style-name="Table1.A2" office:value-type="string">
            <text:p text:style-name="P42">3</text:p>
          </table:table-cell>
          <table:table-cell table:style-name="Table1.A2" office:value-type="string">
            <text:p text:style-name="P42">0D</text:p>
          </table:table-cell>
          <table:table-cell table:style-name="Table1.A2" office:value-type="string">
            <text:p text:style-name="P42">0E</text:p>
          </table:table-cell>
          <table:table-cell table:style-name="Table1.D2" office:value-type="string">
            <text:p text:style-name="P42">0F</text:p>
          </table:table-cell>
        </table:table-row>
        <table:table-row>
          <table:table-cell table:style-name="Table1.A2" office:value-type="string">
            <text:p text:style-name="P42">4</text:p>
          </table:table-cell>
          <table:table-cell table:style-name="Table1.A2" office:value-type="string">
            <text:p text:style-name="P42">11</text:p>
          </table:table-cell>
          <table:table-cell table:style-name="Table1.A2" office:value-type="string">
            <text:p text:style-name="P42">12</text:p>
          </table:table-cell>
          <table:table-cell table:style-name="Table1.D2" office:value-type="string">
            <text:p text:style-name="P42">13</text:p>
          </table:table-cell>
        </table:table-row>
        <table:table-row>
          <table:table-cell table:style-name="Table1.A2" office:value-type="string">
            <text:p text:style-name="P42">5</text:p>
          </table:table-cell>
          <table:table-cell table:style-name="Table1.A2" office:value-type="string">
            <text:p text:style-name="P42">15</text:p>
          </table:table-cell>
          <table:table-cell table:style-name="Table1.A2" office:value-type="string">
            <text:p text:style-name="P42">16</text:p>
          </table:table-cell>
          <table:table-cell table:style-name="Table1.D2" office:value-type="string">
            <text:p text:style-name="P41">17</text:p>
          </table:table-cell>
        </table:table-row>
        <table:table-row>
          <table:table-cell table:style-name="Table1.A2" office:value-type="string">
            <text:p text:style-name="P42">6</text:p>
          </table:table-cell>
          <table:table-cell table:style-name="Table1.A2" office:value-type="string">
            <text:p text:style-name="P42">19</text:p>
          </table:table-cell>
          <table:table-cell table:style-name="Table1.A2" office:value-type="string">
            <text:p text:style-name="P42">1A</text:p>
          </table:table-cell>
          <table:table-cell table:style-name="Table1.D2" office:value-type="string">
            <text:p text:style-name="P42">1B</text:p>
          </table:table-cell>
        </table:table-row>
        <table:table-row>
          <table:table-cell table:style-name="Table1.A2" office:value-type="string">
            <text:p text:style-name="P42">7</text:p>
          </table:table-cell>
          <table:table-cell table:style-name="Table1.A2" office:value-type="string">
            <text:p text:style-name="P42">1D</text:p>
          </table:table-cell>
          <table:table-cell table:style-name="Table1.A2" office:value-type="string">
            <text:p text:style-name="P42">1E</text:p>
          </table:table-cell>
          <table:table-cell table:style-name="Table1.D2" office:value-type="string">
            <text:p text:style-name="P42">1F</text:p>
          </table:table-cell>
        </table:table-row>
      </table:table>
      <text:p text:style-name="P20"/>
      <text:p text:style-name="P20">Consult the W5500 Datasheet for the meanings of the offsets within a BSB.</text:p>
      <text:p text:style-name="P20"/>
      <text:p text:style-name="P47">The SET option is currently <text:span text:style-name="T18">not allowed</text:span> if CP/NET is active.</text:p>
      <text:p text:style-name="P47"/>
      <text:h text:style-name="Heading_20_3" text:outline-level="3">HDOS/NET</text:h>
      <text:p text:style-name="P48">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6-23T14:40:24.936508058</dc:date>
    <meta:editing-duration>PT1H23M20S</meta:editing-duration>
    <meta:editing-cycles>22</meta:editing-cycles>
    <meta:generator>LibreOffice/6.0.7.3$Linux_X86_64 LibreOffice_project/00m0$Build-3</meta:generator>
    <meta:document-statistic meta:table-count="1" meta:image-count="0" meta:object-count="0" meta:page-count="8" meta:paragraph-count="171" meta:word-count="3141" meta:character-count="18583" meta:non-whitespace-character-count="15537"/>
  </office:meta>
</office:document-meta>
</file>